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183c1b" officeooo:paragraph-rsid="00183c1b" style:font-weight-asian="bold" style:font-weight-complex="bold"/>
    </style:style>
    <style:style style:name="P2" style:family="paragraph" style:parent-style-name="Standard">
      <style:text-properties fo:font-weight="bold" officeooo:rsid="00183c1b" officeooo:paragraph-rsid="00183c1b" style:font-weight-asian="bold" style:font-weight-complex="bold"/>
    </style:style>
    <style:style style:name="P3" style:family="paragraph" style:parent-style-name="Standard">
      <style:text-properties fo:font-weight="bold" officeooo:rsid="00196a20" officeooo:paragraph-rsid="00196a20" style:font-weight-asian="bold" style:font-weight-complex="bold"/>
    </style:style>
    <style:style style:name="P4" style:family="paragraph" style:parent-style-name="Standard">
      <style:text-properties fo:font-weight="bold" officeooo:rsid="00197358" officeooo:paragraph-rsid="00197358" style:font-weight-asian="bold" style:font-weight-complex="bold"/>
    </style:style>
    <style:style style:name="P5" style:family="paragraph" style:parent-style-name="Standard">
      <style:text-properties fo:font-weight="normal" officeooo:rsid="00183c1b" officeooo:paragraph-rsid="00183c1b" style:font-weight-asian="normal" style:font-weight-complex="normal"/>
    </style:style>
    <style:style style:name="P6" style:family="paragraph" style:parent-style-name="Standard">
      <style:text-properties fo:font-weight="normal" officeooo:rsid="00196a20" officeooo:paragraph-rsid="00196a20" style:font-weight-asian="normal" style:font-weight-complex="normal"/>
    </style:style>
    <style:style style:name="P7" style:family="paragraph" style:parent-style-name="Standard">
      <style:text-properties fo:font-weight="normal" officeooo:rsid="00197358" officeooo:paragraph-rsid="00197358" style:font-weight-asian="normal" style:font-weight-complex="normal"/>
    </style:style>
    <style:style style:name="P8" style:family="paragraph" style:parent-style-name="Standard">
      <style:text-properties fo:font-weight="normal" officeooo:rsid="001ae7da" officeooo:paragraph-rsid="001ae7da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ae7da" style:font-weight-asian="normal" style:font-weight-complex="normal"/>
    </style:style>
    <style:style style:name="T4" style:family="text">
      <style:text-properties officeooo:rsid="001ae7d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OMANDE DI STORIA</text:p>
      <text:p text:style-name="P1"/>
      <text:p text:style-name="P1"/>
      <text:p text:style-name="P1"/>
      <text:p text:style-name="P2">Parla di Giolitti e delle riforme che ha fatto (<text:span text:style-name="T2">riforme sociali e politiche</text:span>):</text:p>
      <text:p text:style-name="P5">Aumento di salari</text:p>
      <text:p text:style-name="P5">riduzione di ore di lavoro</text:p>
      <text:p text:style-name="P5">istruzione elementare per tutti</text:p>
      <text:p text:style-name="P2"/>
      <text:p text:style-name="P2">Qual'era la strategia politica di Giolitti?</text:p>
      <text:p text:style-name="P2"/>
      <text:p text:style-name="P3">Come si comportò nei confronti dei contadini? (<text:span text:style-name="T2">Favorì i latifondisti...</text:span>)</text:p>
      <text:p text:style-name="P3"/>
      <text:p text:style-name="P3">Sviluppo tra Stato e Chiesa negli anni di Giolitti (<text:span text:style-name="T2">Dall'annessione di Roma al fondamento del Partito Popolare </text:span>)</text:p>
      <text:p text:style-name="P6">Il Papa non accettava lo Stato Italiano, per questo fece il Non-expedit.</text:p>
      <text:p text:style-name="P6"/>
      <text:p text:style-name="P3">Il patto Gentiloni.</text:p>
      <text:p text:style-name="P3"/>
      <text:p text:style-name="P3">Conquista della Libia.</text:p>
      <text:p text:style-name="P3"/>
      <text:p text:style-name="P4">Elencare sinteticamente della Prima Guerra Mondiale.</text:p>
      <text:p text:style-name="P7">Congresso di Berlino <text:s text:c="7"/>}</text:p>
      <text:p text:style-name="P7">Guerre Balcaniche <text:s text:c="14"/>} <text:s/>La questione balcanica.</text:p>
      <text:p text:style-name="P7">Assassinio dell'arciduca. <text:s text:c="2"/>}</text:p>
      <text:p text:style-name="P7">Contestazione della Salzia e la Lorena (Francia e Germania)</text:p>
      <text:p text:style-name="P7">Contrato navale tra Germania e Inghilterra.</text:p>
      <text:p text:style-name="P7">La Russia proteggeva la Serbia.</text:p>
      <text:p text:style-name="P7">Il fenomeno del <text:span text:style-name="T1">Nazionalismo / Imperialismo.</text:span></text:p>
      <text:p text:style-name="P7"><text:span text:style-name="T2"/></text:p>
      <text:p text:style-name="P7"><text:span text:style-name="T1">Cosa si intende con Pangermanismo</text:span> e <text:span text:style-name="T1">Panslavismo:</text:span></text:p>
      <text:p text:style-name="P7"><text:span text:style-name="T1">Pan Germanismo: </text:span>Nasce in<text:span text:style-name="T1"> Germania</text:span>, il sentimento di nazione che portò al Nazionalismo.</text:p>
      <text:p text:style-name="P7"><text:span text:style-name="T1">Pan Slavismo: </text:span>Nasce in<text:span text:style-name="T1"> Serbia, </text:span>poichè essa volle espandersi.</text:p>
      <text:p text:style-name="P4"/>
      <text:p text:style-name="P4">Alleanze della prima guerra mondiale.</text:p>
      <text:p text:style-name="P4"/>
      <text:p text:style-name="P4">Il Patto di Londra. <text:span text:style-name="T4">(</text:span><text:span text:style-name="T3">Elencare tutti i luoghi che avrebbe vinto l'Italia</text:span><text:span text:style-name="T4">)</text:span></text:p>
      <text:p text:style-name="P8">Lo firmò una buona parte del Governo Italiano.</text:p>
      <text:p text:style-name="P8">La maggior parte dell'Italia era contraria.</text:p>
      <text:p text:style-name="P8">Rapporto della decisione col <text:span text:style-name="T1">RE.</text:span></text:p>
      <text:p text:style-name="P8"><text:span text:style-name="T1"/></text:p>
      <text:p text:style-name="P8"><text:span text:style-name="T1"/>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7M50S</meta:editing-duration>
    <meta:editing-cycles>4</meta:editing-cycles>
    <meta:generator>LibreOffice/5.2.1.2$Windows_x86 LibreOffice_project/31dd62db80d4e60af04904455ec9c9219178d620</meta:generator>
    <dc:date>2017-10-17T08:57:12.698000000</dc:date>
    <meta:document-statistic meta:table-count="0" meta:image-count="0" meta:object-count="0" meta:page-count="1" meta:paragraph-count="27" meta:word-count="190" meta:character-count="1277" meta:non-whitespace-character-count="1090"/>
    <meta:user-defined meta:name="Info 1"/>
    <meta:user-defined meta:name="Info 2"/>
    <meta:user-defined meta:name="Info 3"/>
    <meta:user-defined meta:name="Info 4"/>
  </office:meta>
</office:document-meta>
</file>